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492cm" svg:y="13.91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3.287cm" svg:height="0.642cm" svg:x="14.415cm" svg:y="15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1" draw:id="id1" draw:layer="layout" svg:width="2.54cm" svg:height="1.27cm" svg:x="5.618cm" svg:y="12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1cm" svg:y="12.8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6" draw:id="id6" draw:layer="layout" svg:width="2.54cm" svg:height="1.27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3.152cm" svg:y="13.9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2.54cm" svg:height="1.27cm" svg:x="5.619cm" svg:y="15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2cm" svg:y="15.4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2" draw:id="id2" draw:layer="layout" svg:width="2.54cm" svg:height="1.27cm" svg:x="9.519cm" svg:y="1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0.552cm" svg:y="13.8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4" draw:id="id4" draw:layer="layout" svg:width="2.54cm" svg:height="1.27cm" svg:x="3.6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4.652cm" svg:y="17.1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5" draw:id="id5" draw:layer="layout" svg:width="2.54cm" svg:height="1.27cm" svg:x="7.8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8.852cm" svg:y="17.12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line" svg:x1="8.158cm" svg:y1="13.06cm" svg:x2="9.519cm" svg:y2="14.061cm" draw:start-shape="id1" draw:start-glue-point="1" draw:end-shape="id2" draw:end-glue-point="3" svg:d="M8158 13060l1361 1001" svg:viewBox="0 0 1362 1002">
          <text:p/>
        </draw:connector>
        <draw:connector draw:style-name="gr4" draw:text-style-name="P1" draw:layer="layout" draw:type="line" svg:x1="8.159cm" svg:y1="15.661cm" svg:x2="9.519cm" svg:y2="14.061cm" draw:start-shape="id3" draw:end-shape="id2" draw:end-glue-point="3" svg:d="M8159 15661l1360-1600" svg:viewBox="0 0 1361 1601">
          <text:p/>
        </draw:connector>
        <draw:connector draw:style-name="gr4" draw:text-style-name="P1" draw:layer="layout" draw:type="line" svg:x1="6.159cm" svg:y1="17.361cm" svg:x2="7.819cm" svg:y2="17.361cm" draw:start-shape="id4" draw:start-glue-point="1" draw:end-shape="id5" draw:end-glue-point="3" svg:d="M6159 17361h1660" svg:viewBox="0 0 1661 1">
          <text:p/>
        </draw:connector>
        <draw:custom-shape draw:style-name="gr5" draw:text-style-name="P1" draw:layer="layout" svg:width="10.414cm" svg:height="6.604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1.2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191cm" svg:y="11.144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5.715cm" svg:height="1.139cm" svg:x="13.492cm" svg:y="12.945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2.176cm 20.30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9cm" svg:y1="14.161cm" svg:x2="5.618cm" svg:y2="13.06cm" draw:start-shape="id6" draw:end-shape="id1" draw:end-glue-point="3" svg:d="M4659 14161l959-1101" svg:viewBox="0 0 960 1102">
          <text:p/>
        </draw:connector>
        <draw:custom-shape draw:style-name="gr8" draw:text-style-name="P1" draw:layer="layout" svg:width="17.146cm" svg:height="7.747cm" draw:transform="skewX (0.000174532925199433) translate (1.508cm 11.16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10T10:18:28.826181067</dc:date>
    <dc:creator>Salah Eddine</dc:creator>
    <meta:editing-duration>PT22M25S</meta:editing-duration>
    <meta:editing-cycles>24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6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7/content.xml><?xml version="1.0" encoding="utf-8"?>
<math xmlns="http://www.w3.org/1998/Math/MathML" display="block">
  <semantics>
    <msub>
      <mi>S</mi>
      <mi>n</mi>
    </msub>
    <annotation encoding="StarMath 5.0">S_n</annotation>
  </semantics>
</math>
</file>